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HelperField.getQualified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HelperField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HelperField.IndexHelperField( String lfn , String qfn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HelperField.appen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HelperField.appendText( char [ ] str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HelperField.getLocal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HelperField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